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0271" officeooo:paragraph-rsid="000a0271"/>
    </style:style>
    <style:style style:name="P2" style:family="paragraph" style:parent-style-name="Standard">
      <style:text-properties officeooo:rsid="000b9aa3" officeooo:paragraph-rsid="000b9aa3"/>
    </style:style>
    <style:style style:name="P3" style:family="paragraph" style:parent-style-name="Standard">
      <style:text-properties officeooo:rsid="00108197" officeooo:paragraph-rsid="000b9aa3"/>
    </style:style>
    <style:style style:name="P4" style:family="paragraph" style:parent-style-name="Standard">
      <style:text-properties style:font-name="Liberation Serif" officeooo:rsid="000a0271" officeooo:paragraph-rsid="000a0271"/>
    </style:style>
    <style:style style:name="P5" style:family="paragraph" style:parent-style-name="Standard">
      <style:text-properties style:font-name="Liberation Serif" officeooo:rsid="000bed17" officeooo:paragraph-rsid="000bed17"/>
    </style:style>
    <style:style style:name="P6" style:family="paragraph" style:parent-style-name="Standard">
      <style:text-properties officeooo:rsid="000bed17" officeooo:paragraph-rsid="000bed17"/>
    </style:style>
    <style:style style:name="P7" style:family="paragraph" style:parent-style-name="Standard">
      <style:text-properties officeooo:rsid="000cf006" officeooo:paragraph-rsid="000cf006"/>
    </style:style>
    <style:style style:name="P8" style:family="paragraph" style:parent-style-name="Standard">
      <style:text-properties officeooo:rsid="000cf006" officeooo:paragraph-rsid="000d64e0"/>
    </style:style>
    <style:style style:name="P9" style:family="paragraph" style:parent-style-name="Text_20_body" style:list-style-name="L1">
      <style:text-properties officeooo:rsid="000bed17" officeooo:paragraph-rsid="000bed17"/>
    </style:style>
    <style:style style:name="P10" style:family="paragraph" style:parent-style-name="Text_20_body" style:list-style-name="L1">
      <style:paragraph-properties fo:margin-top="0in" fo:margin-bottom="0in" loext:contextual-spacing="false"/>
      <style:text-properties officeooo:paragraph-rsid="000bed1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b9aa3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b9aa3" style:font-style-asian="normal" style:font-style-complex="normal"/>
    </style:style>
    <style:style style:name="T5" style:family="text">
      <style:text-properties fo:color="#000080" fo:language="zxx" fo:country="none" fo:font-style="normal" style:text-underline-style="solid" style:text-underline-width="auto" style:text-underline-color="font-color" style:language-asian="zxx" style:country-asian="none" style:font-style-asian="normal" style:language-complex="zxx" style:country-complex="none" style:font-style-complex="normal"/>
    </style:style>
    <style:style style:name="T6" style:family="text">
      <style:text-properties fo:color="#000080" style:font-name="Liberation Serif" fo:language="zxx" fo:country="none" fo:font-style="normal" style:text-underline-style="solid" style:text-underline-width="auto" style:text-underline-color="font-color" officeooo:rsid="000b9aa3" style:language-asian="zxx" style:country-asian="none" style:font-style-asian="normal" style:language-complex="zxx" style:country-complex="none" style:font-style-complex="normal"/>
    </style:style>
    <style:style style:name="T7" style:family="text">
      <style:text-properties fo:color="#000080" style:font-name="Liberation Serif" fo:language="zxx" fo:country="none" fo:font-style="normal" style:text-underline-style="solid" style:text-underline-width="auto" style:text-underline-color="font-color" officeooo:rsid="006846f0" style:language-asian="zxx" style:country-asian="none" style:font-style-asian="normal" style:language-complex="zxx" style:country-complex="none" style:font-style-complex="normal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0a0271"/>
    </style:style>
    <style:style style:name="T10" style:family="text">
      <style:text-properties style:font-name="Liberation Serif" fo:font-style="normal" officeooo:rsid="000a0271" style:font-style-asian="normal" style:font-style-complex="normal"/>
    </style:style>
    <style:style style:name="T11" style:family="text">
      <style:text-properties style:font-name="Liberation Serif" fo:font-style="normal" officeooo:rsid="000b9aa3" style:font-style-asian="normal" style:font-style-complex="normal"/>
    </style:style>
    <style:style style:name="T12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Liberation Serif" fo:font-style="normal" fo:font-weight="normal" officeooo:rsid="00253660" style:font-style-asian="normal" style:font-weight-asian="normal" style:font-style-complex="normal" style:font-weight-complex="normal"/>
    </style:style>
    <style:style style:name="T14" style:family="text">
      <style:text-properties style:font-name="Liberation Serif" officeooo:rsid="00158684"/>
    </style:style>
    <style:style style:name="T15" style:family="text">
      <style:text-properties style:font-name="Liberation Serif" officeooo:rsid="000b9aa3"/>
    </style:style>
    <style:style style:name="T16" style:family="text">
      <style:text-properties style:font-name="Liberation Serif" fo:font-style="italic" fo:font-weight="normal" officeooo:rsid="00253660" style:font-style-asian="italic" style:font-weight-asian="normal" style:font-style-complex="italic" style:font-weight-complex="normal"/>
    </style:style>
    <style:style style:name="T17" style:family="text">
      <style:text-properties style:font-name="Liberation Serif" officeooo:rsid="002a4d56"/>
    </style:style>
    <style:style style:name="T18" style:family="text">
      <style:text-properties style:font-name="Liberation Serif" officeooo:rsid="00287138"/>
    </style:style>
    <style:style style:name="T19" style:family="text">
      <style:text-properties style:font-name="Liberation Serif" officeooo:rsid="000d64e0"/>
    </style:style>
    <style:style style:name="T20" style:family="text">
      <style:text-properties style:font-name="Liberation Serif" officeooo:rsid="00253660"/>
    </style:style>
    <style:style style:name="T21" style:family="text">
      <style:text-properties fo:color="#000000" style:font-name="Liberation Serif" fo:language="zxx" fo:country="none" fo:font-style="normal" style:text-underline-style="none" officeooo:rsid="000b9aa3" style:language-asian="zxx" style:country-asian="none" style:font-style-asian="normal" style:language-complex="zxx" style:country-complex="none" style:font-style-complex="normal"/>
    </style:style>
    <style:style style:name="T22" style:family="text">
      <style:text-properties fo:color="#000000" style:font-name="Liberation Serif" fo:language="zxx" fo:country="none" fo:font-style="normal" style:text-underline-style="none" officeooo:rsid="000b9aa3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23" style:family="text">
      <style:text-properties fo:color="#000000" style:font-name="Liberation Serif" officeooo:rsid="006846f0" fo:background-color="transparent" loext:char-shading-value="0"/>
    </style:style>
    <style:style style:name="T24" style:family="text">
      <style:text-properties fo:color="#000000" style:font-name="Liberation Serif" officeooo:rsid="000b9aa3" fo:background-color="transparent" loext:char-shading-value="0"/>
    </style:style>
    <style:style style:name="T25" style:family="text">
      <style:text-properties officeooo:rsid="0036d275"/>
    </style:style>
    <style:style style:name="T26" style:family="text">
      <style:text-properties officeooo:rsid="0025366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S Start-up guide.</text:p>
      <text:p text:style-name="P1"/>
      <text:p text:style-name="P1">There are quite a few things that will have to be done to start ROS and run it on the mower with code from our project.</text:p>
      <text:p text:style-name="P1"/>
      <text:p text:style-name="P1">1) Install ROS:</text:p>
      <text:p text:style-name="P1">We used ROS Kinetic. We tried both on virtual machines as well as with Ubuntu (Xenial/16.04 for ROS kinetic) installed directly on the computers. In the end with all algorithms running on the computer we found the latter outperforming the Virtual Machines.</text:p>
      <text:p text:style-name="P1"/>
      <text:p text:style-name="P1">2) Create a Catkin Workspace:</text:p>
      <text:p text:style-name="P1">A Catkin workspace is workspace on your computer in where you can build your own or other downloaded ROS packages. Another way to install ROS packages is with the <text:span text:style-name="T1">sudo apt-get </text:span><text:span text:style-name="T3">these packages won’t end up in your catkin workspace. </text:span><text:span text:style-name="T4">Downloaded packages should be cloned (usually from git) into the </text:span><text:span text:style-name="T2">catkin_ws/src</text:span><text:span text:style-name="T4"> folder.</text:span></text:p>
      <text:p text:style-name="P4"><text:span text:style-name="T3"/></text:p>
      <text:p text:style-name="P3"><text:span text:style-name="Source_20_Text"><text:span text:style-name="T9">mkdir catkin_ws</text:span></text:span></text:p>
      <text:p text:style-name="P3"><text:span text:style-name="Source_20_Text"><text:span text:style-name="T9">cd catkin_ws<text:line-break/>mkdir src</text:span></text:span></text:p>
      <text:p text:style-name="P3"><text:span text:style-name="Source_20_Text"><text:span text:style-name="T10">catkin_init_workspace<text:line-break/>cd..<text:line-break/>catkin_make</text:span></text:span></text:p>
      <text:p text:style-name="P4"><text:span text:style-name="T3"/></text:p>
      <text:p text:style-name="P2"><text:a xlink:type="simple" xlink:href="https://catkin-tools.readthedocs.io/en/latest/installing.html" text:style-name="Internet_20_link" text:visited-style-name="Visited_20_Internet_20_Link"><text:span text:style-name="T3">https://catkin-tools.readthedocs.io/en/latest/installing.html</text:span></text:a></text:p>
      <text:p text:style-name="P2"><text:a xlink:type="simple" xlink:href="http://wiki.ros.org/catkin/Tutorials/create_a_workspace" text:style-name="Internet_20_link" text:visited-style-name="Visited_20_Internet_20_Link"><text:span text:style-name="T5">http://wiki.ros.org/catkin/Tutorials/create_a_workspace</text:span></text:a></text:p>
      <text:p text:style-name="P3"><text:a xlink:type="simple" xlink:href="https://www.youtube.com/watch?v=7QgjR" text:style-name="Internet_20_link" text:visited-style-name="Visited_20_Internet_20_Link"><text:span text:style-name="Source_20_Text"><text:span text:style-name="T6">https://www.youtube.com/watch?v=7QgjR</text:span></text:span></text:a><text:a xlink:type="simple" xlink:href="https://www.youtube.com/watch?v=7QgjR6m-0KM" text:style-name="Internet_20_link" text:visited-style-name="Visited_20_Internet_20_Link"><text:span text:style-name="Source_20_Text"><text:span text:style-name="T6">6m-0KM</text:span></text:span></text:a><text:span text:style-name="Source_20_Text"><text:span text:style-name="T6"><text:line-break/></text:span></text:span></text:p>
      <text:p text:style-name="P3"><text:span text:style-name="Source_20_Text"><text:span text:style-name="T15">You need to source your workspace:<text:line-break/>s</text:span></text:span><text:span text:style-name="Source_20_Text"><text:span text:style-name="T14">ource /home/</text:span></text:span><text:span text:style-name="Source_20_Text"><text:span text:style-name="T15">&lt;path-to-your-catkin-ws&gt;</text:span></text:span><text:span text:style-name="Source_20_Text"><text:span text:style-name="T14">/catkin_ws/devel/setup.bash</text:span></text:span></text:p>
      <text:p text:style-name="P3"><text:span text:style-name="Source_20_Text"><text:span text:style-name="T8"/></text:span></text:p>
      <text:p text:style-name="P3"><text:span text:style-name="Source_20_Text"><text:span text:style-name="T23">Incl</text:span></text:span><text:span text:style-name="Source_20_Text"><text:span text:style-name="T22">ude in </text:span></text:span><text:span text:style-name="Source_20_Text"><text:span text:style-name="T23">bashrc </text:span></text:span><text:span text:style-name="Source_20_Text"><text:span text:style-name="T24">(then you don’t have to source)</text:span></text:span><text:span text:style-name="Source_20_Text"><text:span text:style-name="T23">:</text:span></text:span><text:span text:style-name="Source_20_Text"><text:span text:style-name="T7"><text:line-break/></text:span></text:span><text:span text:style-name="Source_20_Text"><text:span text:style-name="T21">echo "source /home/&lt;path-to-your-catkin-ws&gt;/catkin_ws/devel/setup.bash" &gt;&gt; ~/.bashrc</text:span></text:span></text:p>
      <text:p text:style-name="P2"><text:span text:style-name="Source_20_Text"><text:span text:style-name="T11"/></text:span></text:p>
      <text:p text:style-name="P2">3) Install the HRP package</text:p>
      <text:p text:style-name="P1"><text:a xlink:type="simple" xlink:href="https://github.com/HusqvarnaResearch/hrp" text:style-name="Internet_20_link" text:visited-style-name="Visited_20_Internet_20_Link">https://github.com/HusqvarnaResearch/hrp</text:a></text:p>
      <text:p text:style-name="P1"/>
      <text:p text:style-name="P2">4) Start the mower</text:p>
      <text:p text:style-name="P2"/>
      <text:p text:style-name="P6">First you need to:<text:line-break/><text:span text:style-name="Source_20_Text"><text:span text:style-name="T16">sudo gpasswd --add ${USER} dialout</text:span></text:span></text:p>
      <text:p text:style-name="P6"><text:span text:style-name="Source_20_Text"><text:span text:style-name="T13"/></text:span></text:p>
      <text:p text:style-name="P6"><text:span text:style-name="Source_20_Text"><text:span text:style-name="T12">Then there is an 11 step process to start the mower :<text:line-break/></text:span></text:span></text:p>
      <text:list xml:id="list6302378969380113309" text:style-name="L1">
        <text:list-item>
          <text:p text:style-name="P10">Access the control panel by pressing the STOP button</text:p>
        </text:list-item>
        <text:list-item>
          <text:p text:style-name="P10">Enter the PIN securities setting and enter the pin 1111</text:p>
        </text:list-item>
        <text:list-item>
          <text:p text:style-name="P10">Press the "MENU" button once to access the menu</text:p>
        </text:list-item>
        <text:list-item>
          <text:p text:style-name="P10">Press and hold "7" and "9" simultaneously until a new item pops up in the menu in the shape of a wrench (press down twice to see it)</text:p>
        </text:list-item>
        <text:list-item>
          <text:p text:style-name="P10">Press "OK" to access the hidden menu</text:p>
        </text:list-item>
        <text:list-item>
          <text:p text:style-name="P10">Navigate to "Special Settings" and press "OK"</text:p>
        </text:list-item>
        <text:list-item>
          <text:p text:style-name="P10">Press "OK" to select "Override loop detection"</text:p>
        </text:list-item>
        <text:list-item>
          <text:p text:style-name="P10"><text:soft-page-break/>Press "OK" to confirm this setting</text:p>
        </text:list-item>
        <text:list-item>
          <text:p text:style-name="P10">Press "BACK" multiple times until you are back to the main menu</text:p>
        </text:list-item>
        <text:list-item>
          <text:p text:style-name="P10">Press the "START" button</text:p>
        </text:list-item>
        <text:list-item>
          <text:p text:style-name="P9"><text:span text:style-name="Source_20_Text"><text:span text:style-name="T12">Close the lid to reload the STOP button</text:span></text:span></text:p>
        </text:list-item>
      </text:list>
      <text:p text:style-name="P5">We found this working: </text:p>
      <text:p text:style-name="P5">-1) :<text:tab/>source your workspace</text:p>
      <text:p text:style-name="P6"><text:span text:style-name="T8">0) :<text:tab/></text:span><text:span text:style-name="Source_20_Text"><text:span text:style-name="T16">sudo gpasswd --add ${USER} dialout</text:span></text:span></text:p>
      <text:p text:style-name="P6"><text:span text:style-name="T8">1):<text:tab/></text:span><text:span text:style-name="Source_20_Text"><text:span text:style-name="T17">Do step 1-9</text:span></text:span></text:p>
      <text:p text:style-name="P6"><text:span text:style-name="Source_20_Text"><text:span text:style-name="T8">2):<text:tab/>C</text:span></text:span><text:span text:style-name="Source_20_Text"><text:span text:style-name="T17">onnect usb</text:span></text:span></text:p>
      <text:p text:style-name="P6"><text:span text:style-name="Source_20_Text"><text:span text:style-name="T8">3):<text:tab/></text:span></text:span><text:span text:style-name="Source_20_Text"><text:span text:style-name="T17">roslaunch am_driver_safe automower_hrp.launch</text:span></text:span></text:p>
      <text:p text:style-name="P6"><text:span text:style-name="Source_20_Text"><text:span text:style-name="T8">4):<text:tab/></text:span></text:span><text:span text:style-name="Source_20_Text"><text:span text:style-name="T17">rosrun am_driver hrp_teleop.py </text:span></text:span><text:span text:style-name="Source_20_Text"><text:span text:style-name="T8">(or other node) - in new terminal window!</text:span></text:span></text:p>
      <text:p text:style-name="P6"><text:span text:style-name="Source_20_Text"><text:span text:style-name="T8">5):<text:tab/>Do </text:span></text:span><text:span text:style-name="Source_20_Text"><text:span text:style-name="T17">step 10-11</text:span></text:span></text:p>
      <text:p text:style-name="P6"><text:span text:style-name="Source_20_Text"><text:span text:style-name="T8"/></text:span></text:p>
      <text:p text:style-name="P6">Now you should be able to run the mower with the keyboard of your computer</text:p>
      <text:p text:style-name="P6"/>
      <text:p text:style-name="P7">5) Some useful ROS commands</text:p>
      <text:p text:style-name="P7"/>
      <text:p text:style-name="P7"><text:span text:style-name="T8">See published topics: <text:tab/><text:tab/><text:tab/>rostopic list<text:line-break/></text:span><text:span text:style-name="Source_20_Text"><text:span text:style-name="T8">Listen to a topic (velocities) : <text:tab/></text:span></text:span><text:span text:style-name="Source_20_Text"><text:span text:style-name="T18">rostopic echo /cmd_vel</text:span></text:span></text:p>
      <text:p text:style-name="P7"><text:span text:style-name="Source_20_Text"><text:span text:style-name="T8">See rqt graph:<text:tab/><text:tab/><text:tab/><text:tab/>rqt</text:span></text:span></text:p>
      <text:p text:style-name="P7"><text:span text:style-name="Source_20_Text"><text:span text:style-name="T8"/></text:span></text:p>
      <text:p text:style-name="P8"><text:span text:style-name="Source_20_Text"><text:span text:style-name="T19">6) Start the RpLidar node</text:span></text:span></text:p>
      <text:p text:style-name="P8"><text:span text:style-name="Source_20_Text"><text:span text:style-name="T19"/></text:span></text:p>
      <text:p text:style-name="P8"><text:span text:style-name="Source_20_Text"><text:span text:style-name="T19">Install the RpLidar ROS package as instructed on:</text:span></text:span></text:p>
      <text:p text:style-name="P8"><text:a xlink:type="simple" xlink:href="https://github.com/Slamtec/rplidar_ros" text:style-name="Internet_20_link" text:visited-style-name="Visited_20_Internet_20_Link"><text:span text:style-name="Source_20_Text"><text:span text:style-name="T19">https://github.com/Slamtec/rplidar_ros</text:span></text:span></text:a></text:p>
      <text:p text:style-name="P8"><text:span text:style-name="Source_20_Text"><text:span text:style-name="T19"/></text:span></text:p>
      <text:p text:style-name="P8"><text:span text:style-name="Source_20_Text"><text:span text:style-name="T20">roslaunch rplidar_ros view_rplidar.launch</text:span></text:span></text:p>
      <text:p text:style-name="P8"><text:span text:style-name="Source_20_Text"><text:span text:style-name="T19"/></text:span></text:p>
      <text:p text:style-name="P8"><text:span text:style-name="Source_20_Text"><text:span text:style-name="T19">7) More useful stuff:</text:span></text:span></text:p>
      <text:p text:style-name="P8"><text:span text:style-name="Source_20_Text"><text:span text:style-name="T19"/></text:span></text:p>
      <text:p text:style-name="P8"><text:span text:style-name="Source_20_Text"><text:span text:style-name="T19"/></text:span></text:p>
      <text:p text:style-name="P8"><text:span text:style-name="Source_20_Text"><text:span text:style-name="T19"/></text:span></text:p>
      <text:p text:style-name="P1"/>
      <text:p text:style-name="P6">HRP with WiFi: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03:47:00.087518561</meta:creation-date>
    <dc:date>2019-05-30T04:23:27.606973998</dc:date>
    <meta:editing-duration>PT14M4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48" meta:word-count="421" meta:character-count="2677" meta:non-whitespace-character-count="2307"/>
  </office:meta>
</office:document-meta>
</file>